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82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style:text-underline-style="none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text-underline-style="none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A1]+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824"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style-name="ce2" table:number-columns-repeated="19"/>
          <table:table-cell table:style-name="ce3" table:number-columns-repeated="31"/>
          <table:table-cell table:style-name="ce2" table:number-columns-repeated="4"/>
          <table:table-cell table:style-name="ce3" table:number-columns-repeated="31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style-name="ce2" table:number-columns-repeated="19"/>
          <table:table-cell table:style-name="ce3" table:number-columns-repeated="31"/>
          <table:table-cell table:style-name="ce2" table:number-columns-repeated="4"/>
          <table:table-cell table:style-name="ce3" table:number-columns-repeated="31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style-name="ce2" table:number-columns-repeated="19"/>
          <table:table-cell table:style-name="ce3" table:number-columns-repeated="31"/>
          <table:table-cell table:style-name="ce2" table:number-columns-repeated="4"/>
          <table:table-cell table:style-name="ce3" table:number-columns-repeated="31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style-name="ce2" table:number-columns-repeated="19"/>
          <table:table-cell table:style-name="ce3" table:number-columns-repeated="31"/>
          <table:table-cell table:style-name="ce2" table:number-columns-repeated="4"/>
          <table:table-cell table:style-name="ce3" table:number-columns-repeated="31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style-name="ce2" table:number-columns-repeated="19"/>
          <table:table-cell table:style-name="ce3" table:number-columns-repeated="31"/>
          <table:table-cell table:style-name="ce2" table:number-columns-repeated="4"/>
          <table:table-cell table:style-name="ce3" table:number-columns-repeated="31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style-name="ce2" table:number-columns-repeated="19"/>
          <table:table-cell table:style-name="ce3" table:number-columns-repeated="31"/>
          <table:table-cell table:style-name="ce2" table:number-columns-repeated="4"/>
          <table:table-cell table:style-name="ce3" table:number-columns-repeated="31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style-name="ce2" table:number-columns-repeated="19"/>
          <table:table-cell table:style-name="ce3" table:number-columns-repeated="31"/>
          <table:table-cell table:style-name="ce2" table:number-columns-repeated="4"/>
          <table:table-cell table:style-name="ce3" table:number-columns-repeated="31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style-name="ce2" table:number-columns-repeated="19"/>
          <table:table-cell table:style-name="ce3" table:number-columns-repeated="31"/>
          <table:table-cell table:style-name="ce2" table:number-columns-repeated="4"/>
          <table:table-cell table:style-name="ce3" table:number-columns-repeated="31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style-name="ce2" table:number-columns-repeated="19"/>
          <table:table-cell table:style-name="ce3" table:number-columns-repeated="31"/>
          <table:table-cell table:style-name="ce2" table:number-columns-repeated="4"/>
          <table:table-cell table:style-name="ce3" table:number-columns-repeated="31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style-name="ce2" table:number-columns-repeated="19"/>
          <table:table-cell table:style-name="ce3" table:number-columns-repeated="31"/>
          <table:table-cell table:style-name="ce2" table:number-columns-repeated="4"/>
          <table:table-cell table:style-name="ce3" table:number-columns-repeated="31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style-name="ce2" table:number-columns-repeated="19"/>
          <table:table-cell table:style-name="ce3" table:number-columns-repeated="31"/>
          <table:table-cell table:style-name="ce2" table:number-columns-repeated="4"/>
          <table:table-cell table:style-name="ce3" table:number-columns-repeated="31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style-name="ce2" table:number-columns-repeated="19"/>
          <table:table-cell table:style-name="ce3" table:number-columns-repeated="31"/>
          <table:table-cell table:style-name="ce2" table:number-columns-repeated="4"/>
          <table:table-cell table:style-name="ce3" table:number-columns-repeated="31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style-name="ce2" table:number-columns-repeated="19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4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style-name="ce2" table:number-columns-repeated="19"/>
          <table:table-cell table:style-name="ce3" table:number-columns-repeated="31"/>
          <table:table-cell table:style-name="ce2" table:number-columns-repeated="4"/>
          <table:table-cell table:style-name="ce3" table:number-columns-repeated="31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style-name="ce2" table:number-columns-repeated="19"/>
          <table:table-cell table:style-name="ce3" table:number-columns-repeated="31"/>
          <table:table-cell table:style-name="ce2" table:number-columns-repeated="4"/>
          <table:table-cell table:style-name="ce3" table:number-columns-repeated="31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style-name="ce2" table:number-columns-repeated="19"/>
          <table:table-cell table:style-name="ce3" table:number-columns-repeated="31"/>
          <table:table-cell table:style-name="ce2" table:number-columns-repeated="4"/>
          <table:table-cell table:style-name="ce3" table:number-columns-repeated="31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style-name="ce2" table:number-columns-repeated="19"/>
          <table:table-cell table:style-name="ce3" table:number-columns-repeated="31"/>
          <table:table-cell table:style-name="ce2" table:number-columns-repeated="4"/>
          <table:table-cell table:style-name="ce3" table:number-columns-repeated="31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style-name="ce2" table:number-columns-repeated="19"/>
          <table:table-cell table:style-name="ce3" table:number-columns-repeated="31"/>
          <table:table-cell table:style-name="ce2" table:number-columns-repeated="4"/>
          <table:table-cell table:style-name="ce3" table:number-columns-repeated="31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style-name="ce2" table:number-columns-repeated="19"/>
          <table:table-cell table:style-name="ce3" table:number-columns-repeated="31"/>
          <table:table-cell table:style-name="ce2" table:number-columns-repeated="4"/>
          <table:table-cell table:style-name="ce3" table:number-columns-repeated="31"/>
          <table:table-cell table:style-name="ce2" table:number-columns-repeated="114"/>
          <table:table-cell table:number-columns-repeated="824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style-name="ce2" table:number-columns-repeated="199"/>
          <table:table-cell table:number-columns-repeated="82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A1]+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824"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style-name="ce2" table:number-columns-repeated="61"/>
          <table:table-cell table:style-name="ce3" table:number-columns-repeated="19"/>
          <table:table-cell table:style-name="ce2" table:number-columns-repeated="29"/>
          <table:table-cell table:style-name="ce3" table:number-columns-repeated="19"/>
          <table:table-cell table:style-name="ce2" table:number-columns-repeated="17"/>
          <table:table-cell table:style-name="ce3" table:number-columns-repeated="19"/>
          <table:table-cell table:style-name="ce2" table:number-columns-repeated="35"/>
          <table:table-cell table:number-columns-repeated="824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2" table:number-columns-repeated="61"/>
          <table:table-cell table:style-name="ce3" table:number-columns-repeated="19"/>
          <table:table-cell table:style-name="ce2" table:number-columns-repeated="29"/>
          <table:table-cell table:style-name="ce3" table:number-columns-repeated="19"/>
          <table:table-cell table:style-name="ce2" table:number-columns-repeated="17"/>
          <table:table-cell table:style-name="ce3" table:number-columns-repeated="19"/>
          <table:table-cell table:style-name="ce2" table:number-columns-repeated="35"/>
          <table:table-cell table:number-columns-repeated="824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2" table:number-columns-repeated="61"/>
          <table:table-cell table:style-name="ce3" table:number-columns-repeated="19"/>
          <table:table-cell table:style-name="ce2" table:number-columns-repeated="29"/>
          <table:table-cell table:style-name="ce3" table:number-columns-repeated="19"/>
          <table:table-cell table:style-name="ce2" table:number-columns-repeated="17"/>
          <table:table-cell table:style-name="ce3" table:number-columns-repeated="19"/>
          <table:table-cell table:style-name="ce2" table:number-columns-repeated="35"/>
          <table:table-cell table:number-columns-repeated="824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2" table:number-columns-repeated="61"/>
          <table:table-cell table:style-name="ce3" table:number-columns-repeated="19"/>
          <table:table-cell table:style-name="ce2" table:number-columns-repeated="29"/>
          <table:table-cell table:style-name="ce3" table:number-columns-repeated="19"/>
          <table:table-cell table:style-name="ce2" table:number-columns-repeated="17"/>
          <table:table-cell table:style-name="ce3" table:number-columns-repeated="19"/>
          <table:table-cell table:style-name="ce2" table:number-columns-repeated="35"/>
          <table:table-cell table:number-columns-repeated="824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style-name="ce2" table:number-columns-repeated="61"/>
          <table:table-cell table:style-name="ce3" table:number-columns-repeated="19"/>
          <table:table-cell table:style-name="ce2" table:number-columns-repeated="29"/>
          <table:table-cell table:style-name="ce3" table:number-columns-repeated="19"/>
          <table:table-cell table:style-name="ce2" table:number-columns-repeated="17"/>
          <table:table-cell table:style-name="ce3" table:number-columns-repeated="19"/>
          <table:table-cell table:style-name="ce2" table:number-columns-repeated="35"/>
          <table:table-cell table:number-columns-repeated="824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25"/>
          <table:table-cell table:style-name="ce2" table:number-columns-repeated="23"/>
          <table:table-cell table:style-name="ce3" table:number-columns-repeated="31"/>
          <table:table-cell table:style-name="ce2" table:number-columns-repeated="5"/>
          <table:table-cell table:style-name="ce3" table:number-columns-repeated="31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25"/>
          <table:table-cell table:style-name="ce2" table:number-columns-repeated="23"/>
          <table:table-cell table:style-name="ce3" table:number-columns-repeated="31"/>
          <table:table-cell table:style-name="ce2" table:number-columns-repeated="5"/>
          <table:table-cell table:style-name="ce3" table:number-columns-repeated="31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42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42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42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42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42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42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42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42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42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42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42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31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31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31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31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31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31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42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42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42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42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42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42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25"/>
          <table:table-cell table:style-name="ce2" table:number-columns-repeated="23"/>
          <table:table-cell table:style-name="ce3" table:number-columns-repeated="31"/>
          <table:table-cell table:style-name="ce2" table:number-columns-repeated="5"/>
          <table:table-cell table:style-name="ce3" table:number-columns-repeated="31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5"/>
          <table:table-cell table:style-name="ce3" table:number-columns-repeated="25"/>
          <table:table-cell table:style-name="ce2" table:number-columns-repeated="23"/>
          <table:table-cell table:style-name="ce3" table:number-columns-repeated="31"/>
          <table:table-cell table:style-name="ce2" table:number-columns-repeated="5"/>
          <table:table-cell table:style-name="ce3" table:number-columns-repeated="31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style-name="ce2" table:number-columns-repeated="61"/>
          <table:table-cell table:style-name="ce3" table:number-columns-repeated="19"/>
          <table:table-cell table:style-name="ce2" table:number-columns-repeated="29"/>
          <table:table-cell table:style-name="ce3" table:number-columns-repeated="19"/>
          <table:table-cell table:style-name="ce2" table:number-columns-repeated="17"/>
          <table:table-cell table:style-name="ce3" table:number-columns-repeated="19"/>
          <table:table-cell table:style-name="ce2" table:number-columns-repeated="35"/>
          <table:table-cell table:number-columns-repeated="824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style-name="ce2" table:number-columns-repeated="61"/>
          <table:table-cell table:style-name="ce3" table:number-columns-repeated="19"/>
          <table:table-cell table:style-name="ce2" table:number-columns-repeated="29"/>
          <table:table-cell table:style-name="ce3" table:number-columns-repeated="19"/>
          <table:table-cell table:style-name="ce2" table:number-columns-repeated="17"/>
          <table:table-cell table:style-name="ce3" table:number-columns-repeated="19"/>
          <table:table-cell table:style-name="ce2" table:number-columns-repeated="35"/>
          <table:table-cell table:number-columns-repeated="824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style-name="ce2" table:number-columns-repeated="61"/>
          <table:table-cell table:style-name="ce3" table:number-columns-repeated="19"/>
          <table:table-cell table:style-name="ce2" table:number-columns-repeated="29"/>
          <table:table-cell table:style-name="ce3" table:number-columns-repeated="19"/>
          <table:table-cell table:style-name="ce2" table:number-columns-repeated="17"/>
          <table:table-cell table:style-name="ce3" table:number-columns-repeated="19"/>
          <table:table-cell table:style-name="ce2" table:number-columns-repeated="35"/>
          <table:table-cell table:number-columns-repeated="824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11"/>
          <table:table-cell table:style-name="ce3" table:number-columns-repeated="25"/>
          <table:table-cell table:style-name="ce2" table:number-columns-repeated="17"/>
          <table:table-cell table:style-name="ce3" table:number-columns-repeated="31"/>
          <table:table-cell table:style-name="ce2" table:number-columns-repeated="5"/>
          <table:table-cell table:style-name="ce3" table:number-columns-repeated="31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11"/>
          <table:table-cell table:style-name="ce3" table:number-columns-repeated="25"/>
          <table:table-cell table:style-name="ce2" table:number-columns-repeated="17"/>
          <table:table-cell table:style-name="ce3" table:number-columns-repeated="31"/>
          <table:table-cell table:style-name="ce2" table:number-columns-repeated="5"/>
          <table:table-cell table:style-name="ce3" table:number-columns-repeated="31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17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17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17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17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17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6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6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6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6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6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6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17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17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17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17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17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17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17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17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17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17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17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30"/>
          <table:table-cell table:style-name="ce3" table:number-columns-repeated="6"/>
          <table:table-cell table:style-name="ce2" table:number-columns-repeated="17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5"/>
          <table:table-cell table:style-name="ce3" table:number-columns-repeated="6"/>
          <table:table-cell table:style-name="ce2" table:number-columns-repeated="19"/>
          <table:table-cell table:style-name="ce3" table:number-columns-repeated="6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11"/>
          <table:table-cell table:style-name="ce3" table:number-columns-repeated="25"/>
          <table:table-cell table:style-name="ce2" table:number-columns-repeated="17"/>
          <table:table-cell table:style-name="ce3" table:number-columns-repeated="31"/>
          <table:table-cell table:style-name="ce2" table:number-columns-repeated="5"/>
          <table:table-cell table:style-name="ce3" table:number-columns-repeated="31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style-name="ce2" table:number-columns-repeated="44"/>
          <table:table-cell table:style-name="ce3" table:number-columns-repeated="6"/>
          <table:table-cell table:style-name="ce2" table:number-columns-repeated="11"/>
          <table:table-cell table:style-name="ce3" table:number-columns-repeated="25"/>
          <table:table-cell table:style-name="ce2" table:number-columns-repeated="17"/>
          <table:table-cell table:style-name="ce3" table:number-columns-repeated="31"/>
          <table:table-cell table:style-name="ce2" table:number-columns-repeated="5"/>
          <table:table-cell table:style-name="ce3" table:number-columns-repeated="31"/>
          <table:table-cell table:style-name="ce2" table:number-columns-repeated="29"/>
          <table:table-cell table:number-columns-repeated="824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style-name="ce2" table:number-columns-repeated="61"/>
          <table:table-cell table:style-name="ce3" table:number-columns-repeated="19"/>
          <table:table-cell table:style-name="ce2" table:number-columns-repeated="29"/>
          <table:table-cell table:style-name="ce3" table:number-columns-repeated="19"/>
          <table:table-cell table:style-name="ce2" table:number-columns-repeated="17"/>
          <table:table-cell table:style-name="ce3" table:number-columns-repeated="19"/>
          <table:table-cell table:style-name="ce2" table:number-columns-repeated="35"/>
          <table:table-cell table:number-columns-repeated="824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style-name="ce2" table:number-columns-repeated="61"/>
          <table:table-cell table:style-name="ce3" table:number-columns-repeated="19"/>
          <table:table-cell table:style-name="ce2" table:number-columns-repeated="29"/>
          <table:table-cell table:style-name="ce3" table:number-columns-repeated="19"/>
          <table:table-cell table:style-name="ce2" table:number-columns-repeated="17"/>
          <table:table-cell table:style-name="ce3" table:number-columns-repeated="19"/>
          <table:table-cell table:style-name="ce2" table:number-columns-repeated="35"/>
          <table:table-cell table:number-columns-repeated="824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style-name="ce2" table:number-columns-repeated="61"/>
          <table:table-cell table:style-name="ce3" table:number-columns-repeated="19"/>
          <table:table-cell table:style-name="ce2" table:number-columns-repeated="29"/>
          <table:table-cell table:style-name="ce3" table:number-columns-repeated="19"/>
          <table:table-cell table:style-name="ce2" table:number-columns-repeated="17"/>
          <table:table-cell table:style-name="ce3" table:number-columns-repeated="19"/>
          <table:table-cell table:style-name="ce2" table:number-columns-repeated="35"/>
          <table:table-cell table:number-columns-repeated="824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style-name="ce2" table:number-columns-repeated="61"/>
          <table:table-cell table:style-name="ce3" table:number-columns-repeated="19"/>
          <table:table-cell table:style-name="ce2" table:number-columns-repeated="29"/>
          <table:table-cell table:style-name="ce3" table:number-columns-repeated="19"/>
          <table:table-cell table:style-name="ce2" table:number-columns-repeated="17"/>
          <table:table-cell table:style-name="ce3" table:number-columns-repeated="19"/>
          <table:table-cell table:style-name="ce2" table:number-columns-repeated="35"/>
          <table:table-cell table:number-columns-repeated="824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style-name="ce2" table:number-columns-repeated="61"/>
          <table:table-cell table:style-name="ce3" table:number-columns-repeated="19"/>
          <table:table-cell table:style-name="ce2" table:number-columns-repeated="29"/>
          <table:table-cell table:style-name="ce3" table:number-columns-repeated="19"/>
          <table:table-cell table:style-name="ce2" table:number-columns-repeated="17"/>
          <table:table-cell table:style-name="ce3" table:number-columns-repeated="19"/>
          <table:table-cell table:style-name="ce2" table:number-columns-repeated="35"/>
          <table:table-cell table:number-columns-repeated="824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style-name="ce2" table:number-columns-repeated="199"/>
          <table:table-cell table:number-columns-repeated="824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style-name="ce2" table:number-columns-repeated="199"/>
          <table:table-cell table:number-columns-repeated="82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4"/>
        <table:table-row table:style-name="ro1">
          <table:table-cell office:value-type="float" office:value="0" calcext:value-type="float">
            <text:p>0</text:p>
          </table:table-cell>
          <table:table-cell table:style-name="ce5" table:formula="of:=[.A1]+1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824"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6" table:number-columns-repeated="19"/>
          <table:table-cell table:style-name="ce6" office:value-type="string" calcext:value-type="string">
            <text:p>X</text:p>
          </table:table-cell>
          <table:table-cell table:style-name="ce6" table:number-columns-repeated="179"/>
          <table:table-cell table:number-columns-repeated="824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formula="of:=[.U21]+1" office:value-type="float" office:value="2" calcext:value-type="float">
            <text:p>2</text:p>
          </table:table-cell>
          <table:table-cell table:style-name="ce6" table:formula="of:=[.V21]+1" office:value-type="float" office:value="3" calcext:value-type="float">
            <text:p>3</text:p>
          </table:table-cell>
          <table:table-cell table:style-name="ce6" table:formula="of:=[.W21]+1" office:value-type="float" office:value="4" calcext:value-type="float">
            <text:p>4</text:p>
          </table:table-cell>
          <table:table-cell table:style-name="ce6" table:formula="of:=[.X21]+1" office:value-type="float" office:value="5" calcext:value-type="float">
            <text:p>5</text:p>
          </table:table-cell>
          <table:table-cell table:style-name="ce6" table:formula="of:=[.Y21]+1" office:value-type="float" office:value="6" calcext:value-type="float">
            <text:p>6</text:p>
          </table:table-cell>
          <table:table-cell table:style-name="ce6" table:formula="of:=[.Z21]+1" office:value-type="float" office:value="7" calcext:value-type="float">
            <text:p>7</text:p>
          </table:table-cell>
          <table:table-cell table:style-name="ce6" table:formula="of:=[.AA21]+1" office:value-type="float" office:value="8" calcext:value-type="float">
            <text:p>8</text:p>
          </table:table-cell>
          <table:table-cell table:style-name="ce6" table:formula="of:=[.AB21]+1" office:value-type="float" office:value="9" calcext:value-type="float">
            <text:p>9</text:p>
          </table:table-cell>
          <table:table-cell table:style-name="ce6" table:formula="of:=[.AC21]+1" office:value-type="float" office:value="10" calcext:value-type="float">
            <text:p>10</text:p>
          </table:table-cell>
          <table:table-cell table:style-name="ce6" table:formula="of:=[.AD21]+1" office:value-type="float" office:value="11" calcext:value-type="float">
            <text:p>11</text:p>
          </table:table-cell>
          <table:table-cell table:style-name="ce6" table:formula="of:=[.AE21]+1" office:value-type="float" office:value="12" calcext:value-type="float">
            <text:p>12</text:p>
          </table:table-cell>
          <table:table-cell table:style-name="ce6" table:formula="of:=[.AF21]+1" office:value-type="float" office:value="13" calcext:value-type="float">
            <text:p>13</text:p>
          </table:table-cell>
          <table:table-cell table:style-name="ce6" table:formula="of:=[.AG21]+1" office:value-type="float" office:value="14" calcext:value-type="float">
            <text:p>14</text:p>
          </table:table-cell>
          <table:table-cell table:style-name="ce6" table:formula="of:=[.AH21]+1" office:value-type="float" office:value="15" calcext:value-type="float">
            <text:p>15</text:p>
          </table:table-cell>
          <table:table-cell table:style-name="ce6" table:formula="of:=[.AI21]+1" office:value-type="float" office:value="16" calcext:value-type="float">
            <text:p>16</text:p>
          </table:table-cell>
          <table:table-cell table:style-name="ce6" table:formula="of:=[.AJ21]+1" office:value-type="float" office:value="17" calcext:value-type="float">
            <text:p>17</text:p>
          </table:table-cell>
          <table:table-cell table:style-name="ce6" table:formula="of:=[.AK21]+1" office:value-type="float" office:value="18" calcext:value-type="float">
            <text:p>18</text:p>
          </table:table-cell>
          <table:table-cell table:style-name="ce6" table:formula="of:=[.AL21]+1" office:value-type="float" office:value="19" calcext:value-type="float">
            <text:p>19</text:p>
          </table:table-cell>
          <table:table-cell table:style-name="ce6" table:formula="of:=[.AM21]+1" office:value-type="float" office:value="20" calcext:value-type="float">
            <text:p>20</text:p>
          </table:table-cell>
          <table:table-cell table:style-name="ce6" table:formula="of:=[.AN21]+1" office:value-type="float" office:value="21" calcext:value-type="float">
            <text:p>21</text:p>
          </table:table-cell>
          <table:table-cell table:style-name="ce6" table:formula="of:=[.AO21]+1" office:value-type="float" office:value="22" calcext:value-type="float">
            <text:p>22</text:p>
          </table:table-cell>
          <table:table-cell table:style-name="ce6" table:formula="of:=[.AP21]+1" office:value-type="float" office:value="23" calcext:value-type="float">
            <text:p>23</text:p>
          </table:table-cell>
          <table:table-cell table:style-name="ce6" table:formula="of:=[.AQ21]+1" office:value-type="float" office:value="24" calcext:value-type="float">
            <text:p>24</text:p>
          </table:table-cell>
          <table:table-cell table:style-name="ce6" table:formula="of:=[.AR21]+1" office:value-type="float" office:value="25" calcext:value-type="float">
            <text:p>25</text:p>
          </table:table-cell>
          <table:table-cell table:style-name="ce6" table:formula="of:=[.AS21]+1" office:value-type="float" office:value="26" calcext:value-type="float">
            <text:p>26</text:p>
          </table:table-cell>
          <table:table-cell table:style-name="ce6" table:formula="of:=[.AT21]+1" office:value-type="float" office:value="27" calcext:value-type="float">
            <text:p>27</text:p>
          </table:table-cell>
          <table:table-cell table:style-name="ce6" table:formula="of:=[.AU21]+1" office:value-type="float" office:value="28" calcext:value-type="float">
            <text:p>28</text:p>
          </table:table-cell>
          <table:table-cell table:style-name="ce6" table:formula="of:=[.AV21]+1" office:value-type="float" office:value="29" calcext:value-type="float">
            <text:p>29</text:p>
          </table:table-cell>
          <table:table-cell table:style-name="ce6" table:formula="of:=[.AW21]+1" office:value-type="float" office:value="30" calcext:value-type="float">
            <text:p>30</text:p>
          </table:table-cell>
          <table:table-cell table:style-name="ce6" table:formula="of:=[.AX21]+1" office:value-type="float" office:value="31" calcext:value-type="float">
            <text:p>31</text:p>
          </table:table-cell>
          <table:table-cell table:style-name="ce6" table:number-columns-repeated="149"/>
          <table:table-cell table:number-columns-repeated="824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style-name="ce6" table:number-columns-repeated="11"/>
          <table:table-cell table:style-name="ce6" office:value-type="string" calcext:value-type="string">
            <text:p>y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15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style-name="ce6" table:number-columns-repeated="18"/>
          <table:table-cell table:style-name="ce6" table:formula="of:=[.T22]+1" office:value-type="float" office:value="2" calcext:value-type="float">
            <text:p>2</text:p>
          </table:table-cell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formula="of:=[.AZ22]+1" office:value-type="float" office:value="2" calcext:value-type="float">
            <text:p>2</text:p>
          </table:table-cell>
          <table:table-cell table:style-name="ce6" table:number-columns-repeated="3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15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style-name="ce6" table:number-columns-repeated="18"/>
          <table:table-cell table:style-name="ce6" table:formula="of:=[.T23]+1" office:value-type="float" office:value="3" calcext:value-type="float">
            <text:p>3</text:p>
          </table:table-cell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formula="of:=[.AZ23]+1" office:value-type="float" office:value="3" calcext:value-type="float">
            <text:p>3</text:p>
          </table:table-cell>
          <table:table-cell table:style-name="ce6" table:number-columns-repeated="3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15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style-name="ce6" table:number-columns-repeated="18"/>
          <table:table-cell table:style-name="ce6" table:formula="of:=[.T24]+1" office:value-type="float" office:value="4" calcext:value-type="float">
            <text:p>4</text:p>
          </table:table-cell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formula="of:=[.AZ24]+1" office:value-type="float" office:value="4" calcext:value-type="float">
            <text:p>4</text:p>
          </table:table-cell>
          <table:table-cell table:style-name="ce6" table:number-columns-repeated="3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15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style-name="ce6" table:number-columns-repeated="18"/>
          <table:table-cell table:style-name="ce6" table:formula="of:=[.T25]+1" office:value-type="float" office:value="5" calcext:value-type="float">
            <text:p>5</text:p>
          </table:table-cell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formula="of:=[.AZ25]+1" office:value-type="float" office:value="5" calcext:value-type="float">
            <text:p>5</text:p>
          </table:table-cell>
          <table:table-cell table:style-name="ce6" table:number-columns-repeated="3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15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style-name="ce6" table:number-columns-repeated="18"/>
          <table:table-cell table:style-name="ce6" table:formula="of:=[.T26]+1" office:value-type="float" office:value="6" calcext:value-type="float">
            <text:p>6</text:p>
          </table:table-cell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formula="of:=[.AZ26]+1" office:value-type="float" office:value="6" calcext:value-type="float">
            <text:p>6</text:p>
          </table:table-cell>
          <table:table-cell table:style-name="ce6" table:number-columns-repeated="3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15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style-name="ce6" table:number-columns-repeated="18"/>
          <table:table-cell table:style-name="ce6" table:formula="of:=[.T27]+1" office:value-type="float" office:value="7" calcext:value-type="float">
            <text:p>7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formula="of:=[.AZ27]+1" office:value-type="float" office:value="7" calcext:value-type="float">
            <text:p>7</text:p>
          </table:table-cell>
          <table:table-cell table:style-name="ce6" table:number-columns-repeated="3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58"/>
          <table:table-cell table:number-columns-repeated="824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style-name="ce6" table:number-columns-repeated="18"/>
          <table:table-cell table:style-name="ce6" table:formula="of:=[.T28]+1" office:value-type="float" office:value="8" calcext:value-type="float">
            <text:p>8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formula="of:=[.AZ28]+1" office:value-type="float" office:value="8" calcext:value-type="float">
            <text:p>8</text:p>
          </table:table-cell>
          <table:table-cell table:style-name="ce6" table:number-columns-repeated="3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58"/>
          <table:table-cell table:number-columns-repeated="824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style-name="ce6" table:number-columns-repeated="18"/>
          <table:table-cell table:style-name="ce6" table:formula="of:=[.T29]+1" office:value-type="float" office:value="9" calcext:value-type="float">
            <text:p>9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formula="of:=[.AZ29]+1" office:value-type="float" office:value="9" calcext:value-type="float">
            <text:p>9</text:p>
          </table:table-cell>
          <table:table-cell table:style-name="ce6" table:number-columns-repeated="3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58"/>
          <table:table-cell table:number-columns-repeated="824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style-name="ce6" table:number-columns-repeated="18"/>
          <table:table-cell table:style-name="ce6" table:formula="of:=[.T30]+1" office:value-type="float" office:value="10" calcext:value-type="float">
            <text:p>10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formula="of:=[.AZ30]+1" office:value-type="float" office:value="10" calcext:value-type="float">
            <text:p>10</text:p>
          </table:table-cell>
          <table:table-cell table:style-name="ce6" table:number-columns-repeated="3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58"/>
          <table:table-cell table:number-columns-repeated="824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style-name="ce6" table:number-columns-repeated="18"/>
          <table:table-cell table:style-name="ce6" table:formula="of:=[.T31]+1" office:value-type="float" office:value="11" calcext:value-type="float">
            <text:p>11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formula="of:=[.AZ31]+1" office:value-type="float" office:value="11" calcext:value-type="float">
            <text:p>11</text:p>
          </table:table-cell>
          <table:table-cell table:style-name="ce6" table:number-columns-repeated="3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58"/>
          <table:table-cell table:number-columns-repeated="824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style-name="ce6" table:number-columns-repeated="18"/>
          <table:table-cell table:style-name="ce6" table:formula="of:=[.T32]+1" office:value-type="float" office:value="12" calcext:value-type="float">
            <text:p>12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formula="of:=[.AZ32]+1" office:value-type="float" office:value="12" calcext:value-type="float">
            <text:p>12</text:p>
          </table:table-cell>
          <table:table-cell table:style-name="ce6" table:number-columns-repeated="3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58"/>
          <table:table-cell table:number-columns-repeated="824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style-name="ce6" table:number-columns-repeated="18"/>
          <table:table-cell table:style-name="ce6" table:formula="of:=[.T33]+1" office:value-type="float" office:value="13" calcext:value-type="float">
            <text:p>13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formula="of:=[.AZ33]+1" office:value-type="float" office:value="13" calcext:value-type="float">
            <text:p>13</text:p>
          </table:table-cell>
          <table:table-cell table:style-name="ce6" table:number-columns-repeated="3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58"/>
          <table:table-cell table:number-columns-repeated="824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style-name="ce6" table:number-columns-repeated="18"/>
          <table:table-cell table:style-name="ce6" table:formula="of:=[.T34]+1" office:value-type="float" office:value="14" calcext:value-type="float">
            <text:p>14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formula="of:=[.AZ34]+1" office:value-type="float" office:value="14" calcext:value-type="float">
            <text:p>14</text:p>
          </table:table-cell>
          <table:table-cell table:style-name="ce6" table:number-columns-repeated="3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58"/>
          <table:table-cell table:number-columns-repeated="824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style-name="ce6" table:number-columns-repeated="18"/>
          <table:table-cell table:style-name="ce6" table:formula="of:=[.T35]+1" office:value-type="float" office:value="15" calcext:value-type="float">
            <text:p>15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formula="of:=[.AZ35]+1" office:value-type="float" office:value="15" calcext:value-type="float">
            <text:p>15</text:p>
          </table:table-cell>
          <table:table-cell table:style-name="ce6" table:number-columns-repeated="3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58"/>
          <table:table-cell table:number-columns-repeated="824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style-name="ce6" table:number-columns-repeated="18"/>
          <table:table-cell table:style-name="ce6" table:formula="of:=[.T36]+1" office:value-type="float" office:value="16" calcext:value-type="float">
            <text:p>16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formula="of:=[.AZ36]+1" office:value-type="float" office:value="16" calcext:value-type="float">
            <text:p>16</text:p>
          </table:table-cell>
          <table:table-cell table:style-name="ce6" table:number-columns-repeated="3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58"/>
          <table:table-cell table:number-columns-repeated="824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style-name="ce6" table:number-columns-repeated="18"/>
          <table:table-cell table:style-name="ce6" table:formula="of:=[.T37]+1" office:value-type="float" office:value="17" calcext:value-type="float">
            <text:p>17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formula="of:=[.AZ37]+1" office:value-type="float" office:value="17" calcext:value-type="float">
            <text:p>17</text:p>
          </table:table-cell>
          <table:table-cell table:style-name="ce6" table:number-columns-repeated="3"/>
          <table:table-cell table:style-name="ce8" table:number-columns-repeated="6"/>
          <table:table-cell table:style-name="ce6" table:number-columns-repeated="31"/>
          <table:table-cell table:style-name="ce10" table:number-columns-repeated="4"/>
          <table:table-cell table:style-name="ce6" table:number-columns-repeated="5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58"/>
          <table:table-cell table:number-columns-repeated="824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style-name="ce6" table:number-columns-repeated="18"/>
          <table:table-cell table:style-name="ce6" table:formula="of:=[.T38]+1" office:value-type="float" office:value="18" calcext:value-type="float">
            <text:p>18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formula="of:=[.AZ38]+1" office:value-type="float" office:value="18" calcext:value-type="float">
            <text:p>18</text:p>
          </table:table-cell>
          <table:table-cell table:style-name="ce6" table:number-columns-repeated="3"/>
          <table:table-cell table:style-name="ce8" table:number-columns-repeated="6"/>
          <table:table-cell table:style-name="ce6" table:number-columns-repeated="31"/>
          <table:table-cell table:style-name="ce10" table:number-columns-repeated="4"/>
          <table:table-cell table:style-name="ce6" table:number-columns-repeated="5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58"/>
          <table:table-cell table:number-columns-repeated="824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style-name="ce6" table:number-columns-repeated="18"/>
          <table:table-cell table:style-name="ce6" table:formula="of:=[.T39]+1" office:value-type="float" office:value="19" calcext:value-type="float">
            <text:p>19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formula="of:=[.AZ39]+1" office:value-type="float" office:value="19" calcext:value-type="float">
            <text:p>19</text:p>
          </table:table-cell>
          <table:table-cell table:style-name="ce6" table:number-columns-repeated="3"/>
          <table:table-cell table:style-name="ce8" table:number-columns-repeated="6"/>
          <table:table-cell table:style-name="ce6" table:number-columns-repeated="31"/>
          <table:table-cell table:style-name="ce10" table:number-columns-repeated="4"/>
          <table:table-cell table:style-name="ce6" table:number-columns-repeated="5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58"/>
          <table:table-cell table:number-columns-repeated="824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style-name="ce6" table:number-columns-repeated="18"/>
          <table:table-cell table:style-name="ce6" table:formula="of:=[.T40]+1" office:value-type="float" office:value="20" calcext:value-type="float">
            <text:p>20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formula="of:=[.AZ40]+1" office:value-type="float" office:value="20" calcext:value-type="float">
            <text:p>20</text:p>
          </table:table-cell>
          <table:table-cell table:style-name="ce6" table:number-columns-repeated="3"/>
          <table:table-cell table:style-name="ce8" table:number-columns-repeated="6"/>
          <table:table-cell table:style-name="ce6" table:number-columns-repeated="31"/>
          <table:table-cell table:style-name="ce10" table:number-columns-repeated="4"/>
          <table:table-cell table:style-name="ce6" table:number-columns-repeated="5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58"/>
          <table:table-cell table:number-columns-repeated="824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style-name="ce6" table:number-columns-repeated="18"/>
          <table:table-cell table:style-name="ce6" table:formula="of:=[.T41]+1" office:value-type="float" office:value="21" calcext:value-type="float">
            <text:p>21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formula="of:=[.AZ41]+1" office:value-type="float" office:value="21" calcext:value-type="float">
            <text:p>21</text:p>
          </table:table-cell>
          <table:table-cell table:style-name="ce6" table:number-columns-repeated="3"/>
          <table:table-cell table:style-name="ce8" table:number-columns-repeated="6"/>
          <table:table-cell table:style-name="ce6" table:number-columns-repeated="31"/>
          <table:table-cell table:style-name="ce10" table:number-columns-repeated="4"/>
          <table:table-cell table:style-name="ce6" table:number-columns-repeated="5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58"/>
          <table:table-cell table:number-columns-repeated="824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style-name="ce6" table:number-columns-repeated="18"/>
          <table:table-cell table:style-name="ce6" table:formula="of:=[.T42]+1" office:value-type="float" office:value="22" calcext:value-type="float">
            <text:p>22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formula="of:=[.AZ42]+1" office:value-type="float" office:value="22" calcext:value-type="float">
            <text:p>22</text:p>
          </table:table-cell>
          <table:table-cell table:style-name="ce6" table:number-columns-repeated="3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58"/>
          <table:table-cell table:number-columns-repeated="824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style-name="ce6" table:number-columns-repeated="18"/>
          <table:table-cell table:style-name="ce6" table:formula="of:=[.T43]+1" office:value-type="float" office:value="23" calcext:value-type="float">
            <text:p>23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formula="of:=[.AZ43]+1" office:value-type="float" office:value="23" calcext:value-type="float">
            <text:p>23</text:p>
          </table:table-cell>
          <table:table-cell table:style-name="ce6" table:number-columns-repeated="3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58"/>
          <table:table-cell table:number-columns-repeated="824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style-name="ce6" table:number-columns-repeated="18"/>
          <table:table-cell table:style-name="ce6" table:formula="of:=[.T44]+1" office:value-type="float" office:value="24" calcext:value-type="float">
            <text:p>24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formula="of:=[.AZ44]+1" office:value-type="float" office:value="24" calcext:value-type="float">
            <text:p>24</text:p>
          </table:table-cell>
          <table:table-cell table:style-name="ce6" table:number-columns-repeated="3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58"/>
          <table:table-cell table:number-columns-repeated="824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style-name="ce6" table:number-columns-repeated="18"/>
          <table:table-cell table:style-name="ce6" table:formula="of:=[.T45]+1" office:value-type="float" office:value="25" calcext:value-type="float">
            <text:p>25</text:p>
          </table:table-cell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formula="of:=[.AZ45]+1" office:value-type="float" office:value="25" calcext:value-type="float">
            <text:p>25</text:p>
          </table:table-cell>
          <table:table-cell table:style-name="ce6" table:number-columns-repeated="3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15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style-name="ce6" table:number-columns-repeated="18"/>
          <table:table-cell table:style-name="ce6" table:formula="of:=[.T46]+1" office:value-type="float" office:value="26" calcext:value-type="float">
            <text:p>26</text:p>
          </table:table-cell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formula="of:=[.AZ46]+1" office:value-type="float" office:value="26" calcext:value-type="float">
            <text:p>26</text:p>
          </table:table-cell>
          <table:table-cell table:style-name="ce6" table:number-columns-repeated="3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15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style-name="ce6" table:number-columns-repeated="18"/>
          <table:table-cell table:style-name="ce6" table:formula="of:=[.T47]+1" office:value-type="float" office:value="27" calcext:value-type="float">
            <text:p>27</text:p>
          </table:table-cell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formula="of:=[.AZ47]+1" office:value-type="float" office:value="27" calcext:value-type="float">
            <text:p>27</text:p>
          </table:table-cell>
          <table:table-cell table:style-name="ce6" table:number-columns-repeated="3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15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style-name="ce6" table:number-columns-repeated="18"/>
          <table:table-cell table:style-name="ce6" table:formula="of:=[.T48]+1" office:value-type="float" office:value="28" calcext:value-type="float">
            <text:p>28</text:p>
          </table:table-cell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6"/>
          <table:table-cell table:style-name="ce10" table:number-columns-repeated="4"/>
          <table:table-cell table:style-name="ce6" table:number-columns-repeated="5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style-name="ce6" table:number-columns-repeated="18"/>
          <table:table-cell table:style-name="ce6" table:formula="of:=[.T49]+1" office:value-type="float" office:value="29" calcext:value-type="float">
            <text:p>29</text:p>
          </table:table-cell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6"/>
          <table:table-cell table:style-name="ce10" table:number-columns-repeated="4"/>
          <table:table-cell table:style-name="ce6" table:number-columns-repeated="5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style-name="ce6" table:number-columns-repeated="18"/>
          <table:table-cell table:style-name="ce6" table:formula="of:=[.T50]+1" office:value-type="float" office:value="30" calcext:value-type="float">
            <text:p>30</text:p>
          </table:table-cell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6"/>
          <table:table-cell table:style-name="ce10" table:number-columns-repeated="4"/>
          <table:table-cell table:style-name="ce6" table:number-columns-repeated="5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style-name="ce6" table:number-columns-repeated="18"/>
          <table:table-cell table:style-name="ce6" table:formula="of:=[.T51]+1" office:value-type="float" office:value="31" calcext:value-type="float">
            <text:p>31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6"/>
          <table:table-cell table:style-name="ce10" table:number-columns-repeated="4"/>
          <table:table-cell table:style-name="ce6" table:number-columns-repeated="3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style-name="ce6" table:number-columns-repeated="18"/>
          <table:table-cell table:style-name="ce6" table:formula="of:=[.T52]+1" office:value-type="float" office:value="32" calcext:value-type="float">
            <text:p>32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6"/>
          <table:table-cell table:style-name="ce10" table:number-columns-repeated="4"/>
          <table:table-cell table:style-name="ce6" table:number-columns-repeated="3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style-name="ce6" table:number-columns-repeated="18"/>
          <table:table-cell table:style-name="ce6" table:formula="of:=[.T53]+1" office:value-type="float" office:value="33" calcext:value-type="float">
            <text:p>33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style-name="ce6" table:number-columns-repeated="18"/>
          <table:table-cell table:style-name="ce6" table:formula="of:=[.T54]+1" office:value-type="float" office:value="34" calcext:value-type="float">
            <text:p>34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style-name="ce6" table:number-columns-repeated="18"/>
          <table:table-cell table:style-name="ce6" table:formula="of:=[.T55]+1" office:value-type="float" office:value="35" calcext:value-type="float">
            <text:p>35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style-name="ce6" table:number-columns-repeated="18"/>
          <table:table-cell table:style-name="ce6" table:formula="of:=[.T56]+1" office:value-type="float" office:value="36" calcext:value-type="float">
            <text:p>36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style-name="ce6" table:number-columns-repeated="18"/>
          <table:table-cell table:style-name="ce6" table:formula="of:=[.T57]+1" office:value-type="float" office:value="37" calcext:value-type="float">
            <text:p>37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style-name="ce6" table:number-columns-repeated="18"/>
          <table:table-cell table:style-name="ce6" table:formula="of:=[.T58]+1" office:value-type="float" office:value="38" calcext:value-type="float">
            <text:p>38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style-name="ce6" table:number-columns-repeated="18"/>
          <table:table-cell table:style-name="ce6" table:formula="of:=[.T59]+1" office:value-type="float" office:value="39" calcext:value-type="float">
            <text:p>39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style-name="ce6" table:number-columns-repeated="18"/>
          <table:table-cell table:style-name="ce6" table:formula="of:=[.T60]+1" office:value-type="float" office:value="40" calcext:value-type="float">
            <text:p>40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style-name="ce6" table:number-columns-repeated="18"/>
          <table:table-cell table:style-name="ce6" table:formula="of:=[.T61]+1" office:value-type="float" office:value="41" calcext:value-type="float">
            <text:p>41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style-name="ce6" table:number-columns-repeated="18"/>
          <table:table-cell table:style-name="ce6" table:formula="of:=[.T62]+1" office:value-type="float" office:value="42" calcext:value-type="float">
            <text:p>42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style-name="ce6" table:number-columns-repeated="18"/>
          <table:table-cell table:style-name="ce6" table:formula="of:=[.T63]+1" office:value-type="float" office:value="43" calcext:value-type="float">
            <text:p>43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style-name="ce6" table:number-columns-repeated="18"/>
          <table:table-cell table:style-name="ce6" table:formula="of:=[.T64]+1" office:value-type="float" office:value="44" calcext:value-type="float">
            <text:p>44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style-name="ce6" table:number-columns-repeated="18"/>
          <table:table-cell table:style-name="ce6" table:formula="of:=[.T65]+1" office:value-type="float" office:value="45" calcext:value-type="float">
            <text:p>45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style-name="ce6" table:number-columns-repeated="18"/>
          <table:table-cell table:style-name="ce6" table:formula="of:=[.T66]+1" office:value-type="float" office:value="46" calcext:value-type="float">
            <text:p>46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style-name="ce6" table:number-columns-repeated="18"/>
          <table:table-cell table:style-name="ce6" table:formula="of:=[.T67]+1" office:value-type="float" office:value="47" calcext:value-type="float">
            <text:p>47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style-name="ce6" table:number-columns-repeated="18"/>
          <table:table-cell table:style-name="ce6" table:formula="of:=[.T68]+1" office:value-type="float" office:value="48" calcext:value-type="float">
            <text:p>48</text:p>
          </table:table-cell>
          <table:table-cell table:style-name="ce8" table:number-columns-repeated="6"/>
          <table:table-cell table:style-name="ce6" table:number-columns-repeated="19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40"/>
          <table:table-cell table:style-name="ce8" table:number-columns-repeated="6"/>
          <table:table-cell table:style-name="ce6" table:number-columns-repeated="29"/>
          <table:table-cell table:style-name="ce8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style-name="ce6" table:number-columns-repeated="18"/>
          <table:table-cell table:style-name="ce6" table:formula="of:=[.T69]+1" office:value-type="float" office:value="49" calcext:value-type="float">
            <text:p>49</text:p>
          </table:table-cell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15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style-name="ce6" table:number-columns-repeated="18"/>
          <table:table-cell table:style-name="ce6" table:formula="of:=[.T70]+1" office:value-type="float" office:value="50" calcext:value-type="float">
            <text:p>50</text:p>
          </table:table-cell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15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style-name="ce6" table:number-columns-repeated="18"/>
          <table:table-cell table:style-name="ce6" table:formula="of:=[.T71]+1" office:value-type="float" office:value="51" calcext:value-type="float">
            <text:p>51</text:p>
          </table:table-cell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15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style-name="ce6" table:number-columns-repeated="18"/>
          <table:table-cell table:style-name="ce6" table:formula="of:=[.T72]+1" office:value-type="float" office:value="52" calcext:value-type="float">
            <text:p>52</text:p>
          </table:table-cell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15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style-name="ce6" table:number-columns-repeated="18"/>
          <table:table-cell table:style-name="ce6" table:formula="of:=[.T73]+1" office:value-type="float" office:value="53" calcext:value-type="float">
            <text:p>53</text:p>
          </table:table-cell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15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style-name="ce6" table:number-columns-repeated="18"/>
          <table:table-cell table:style-name="ce6" table:formula="of:=[.T74]+1" office:value-type="float" office:value="54" calcext:value-type="float">
            <text:p>54</text:p>
          </table:table-cell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15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4"/>
          <table:table-cell table:style-name="ce7" table:number-columns-repeated="6"/>
          <table:table-cell table:style-name="ce9" table:number-columns-repeated="19"/>
          <table:table-cell table:style-name="ce7" table:number-columns-repeated="6"/>
          <table:table-cell table:style-name="ce6" table:number-columns-repeated="33"/>
          <table:table-cell table:number-columns-repeated="824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style-name="ce6" table:number-columns-repeated="199"/>
          <table:table-cell table:number-columns-repeated="824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style-name="ce6" table:number-columns-repeated="199"/>
          <table:table-cell table:number-columns-repeated="82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2" table:number-columns-repeated="9" table:default-cell-style-name="Default"/>
        <table:table-row table:style-name="ro2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table:formula="of:=POWER(2;[.B2])" office:value-type="float" office:value="1" calcext:value-type="float">
            <text:p>1</text:p>
          </table:table-cell>
          <table:table-cell table:formula="of:=POWER(2;[.C2])" office:value-type="float" office:value="2" calcext:value-type="float">
            <text:p>2</text:p>
          </table:table-cell>
          <table:table-cell table:formula="of:=POWER(2;[.D2])" office:value-type="float" office:value="4" calcext:value-type="float">
            <text:p>4</text:p>
          </table:table-cell>
          <table:table-cell table:formula="of:=POWER(2;[.E2])" office:value-type="float" office:value="8" calcext:value-type="float">
            <text:p>8</text:p>
          </table:table-cell>
          <table:table-cell table:formula="of:=POWER(2;[.F2])" office:value-type="float" office:value="16" calcext:value-type="float">
            <text:p>16</text:p>
          </table:table-cell>
          <table:table-cell table:formula="of:=POWER(2;[.G2])" office:value-type="float" office:value="32" calcext:value-type="float">
            <text:p>32</text:p>
          </table:table-cell>
          <table:table-cell table:formula="of:=POWER(2;[.H2])"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[.B4]+[.C4]*[.C$3]+[.D4]*[.D$3]+[.E4]*[.E$3]+[.F4]*[.F$3]+[.G4]*[.G$3]+[.H4]*[.H$3]"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B5]+[.C5]*[.C$3]+[.D5]*[.D$3]+[.E5]*[.E$3]+[.F5]*[.F$3]+[.G5]*[.G$3]+[.H5]*[.H$3]"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]+[.C6]*[.C$3]+[.D6]*[.D$3]+[.E6]*[.E$3]+[.F6]*[.F$3]+[.G6]*[.G$3]+[.H6]*[.H$3]" office:value-type="float" office:value="93" calcext:value-type="float">
            <text:p>9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B7]+[.C7]*[.C$3]+[.D7]*[.D$3]+[.E7]*[.E$3]+[.F7]*[.F$3]+[.G7]*[.G$3]+[.H7]*[.H$3]"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+[.C8]*[.C$3]+[.D8]*[.D$3]+[.E8]*[.E$3]+[.F8]*[.F$3]+[.G8]*[.G$3]+[.H8]*[.H$3]" office:value-type="float" office:value="46" calcext:value-type="float">
            <text:p>4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B9]+[.C9]*[.C$3]+[.D9]*[.D$3]+[.E9]*[.E$3]+[.F9]*[.F$3]+[.G9]*[.G$3]+[.H9]*[.H$3]" office:value-type="float" office:value="107" calcext:value-type="float">
            <text:p>10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[.B10]+[.C10]*[.C$3]+[.D10]*[.D$3]+[.E10]*[.E$3]+[.F10]*[.F$3]+[.G10]*[.G$3]+[.H10]*[.H$3]"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B11]+[.C11]*[.C$3]+[.D11]*[.D$3]+[.E11]*[.E$3]+[.F11]*[.F$3]+[.G11]*[.G$3]+[.H11]*[.H$3]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[.B12]+[.C12]*[.C$3]+[.D12]*[.D$3]+[.E12]*[.E$3]+[.F12]*[.F$3]+[.G12]*[.G$3]+[.H12]*[.H$3]"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B13]+[.C13]*[.C$3]+[.D13]*[.D$3]+[.E13]*[.E$3]+[.F13]*[.F$3]+[.G13]*[.G$3]+[.H13]*[.H$3]" office:value-type="float" office:value="111" calcext:value-type="float">
            <text:p>11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5:15:04.718985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8:31:25.410198922</meta:creation-date>
    <dc:date>2015-05-31T23:07:07.753918205</dc:date>
    <meta:editing-duration>PT14M48S</meta:editing-duration>
    <meta:editing-cycles>1</meta:editing-cycles>
    <meta:generator>LibreOffice/4.2.8.2$Linux_X86_64 LibreOffice_project/420m0$Build-2</meta:generator>
    <meta:document-statistic meta:table-count="4" meta:cell-count="1097" meta:object-count="0"/>
  </office:meta>
</office:document-meta>
</file>